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A0000028D0A67E16976D41666.png" manifest:media-type="image/png"/>
  <manifest:file-entry manifest:full-path="Pictures/100000000000033C000002EC54787C2519559D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8091in" svg:y="-0.7819in" svg:width="8.2783in" svg:height="4.2425in" draw:z-index="0"><draw:image xlink:href="Pictures/10000000000004FA0000028D0A67E16976D41666.png" xlink:type="simple" xlink:show="embed" xlink:actuate="onLoad" loext:mime-type="image/png"/></draw:frame></text:p>
      <text:p text:style-name="Standard"><draw:frame draw:style-name="fr1" draw:name="Image2" text:anchor-type="paragraph" svg:x="0.0398in" svg:y="0in" svg:width="6.9in" svg:height="6.2335in" draw:z-index="1"><draw:image xlink:href="Pictures/100000000000033C000002EC54787C2519559D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0T09:17:37.841000000</meta:creation-date>
    <dc:date>2019-11-18T10:27:14.135000000</dc:date>
    <meta:editing-duration>PT13M17S</meta:editing-duration>
    <meta:editing-cycles>4</meta:editing-cycles>
    <meta:generator>LibreOffice/6.3.1.2$Windows_X86_64 LibreOffice_project/b79626edf0065ac373bd1df5c28bd630b4424273</meta:generator>
    <meta:print-date>2019-11-18T10:26:37.427000000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